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0.5402in"/>
    </style:style>
    <style:style style:name="co10" style:family="table-column">
      <style:table-column-properties fo:break-before="auto" style:column-width="0.2646in"/>
    </style:style>
    <style:style style:name="co3" style:family="table-column">
      <style:table-column-properties fo:break-before="auto" style:column-width="10.75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8.1807in"/>
    </style:style>
    <style:style style:name="co8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733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Ocurrencia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  <table:table-cell/>
        </table:table-row>
        <table:table-row table:style-name="ro2">
          <table:table-cell office:value-type="string" calcext:value-type="string">
            <text:p>Todo lo que no son cubos</text:p>
          </table:table-cell>
          <table:table-cell office:value-type="float" office:value="18" calcext:value-type="float">
            <text:p>18</text:p>
          </table:table-cell>
          <table:table-cell table:formula="of:=([Ocurrencias.B2]/SUM(([Ocurrencias.B2:.B14])))*100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s cilindros naranja y verdes, el triangulo azul, el rectangulo rojo, la bola roja, los pepinos verdes y el cuboide marron</text:p>
          </table:table-cell>
          <table:table-cell office:value-type="float" office:value="1" calcext:value-type="float">
            <text:p>1</text:p>
          </table:table-cell>
          <table:table-cell table:formula="of:=([Ocurrencias.B3]/SUM(([Ocurrencias.B2:.B14]))*100)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os objetos verdes, rojos, negros, azules y naranjas</text:p>
          </table:table-cell>
          <table:table-cell office:value-type="float" office:value="1" calcext:value-type="float">
            <text:p>1</text:p>
          </table:table-cell>
          <table:table-cell table:formula="of:=([Ocurrencias.B4]/SUM(([Ocurrencias.B2:.B14])))*100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/>
          <table:table-cell table:formula="of:=([Ocurrencias.B5]/SUM(([Ocurrencias.B2:.B14]))*10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8]/SUM(([Ocurrencias.B2:.B14]))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  <table:table-cell office:value-type="string" calcext:value-type="string">
            <text:p>Usamos una teoria que dice que todas las papas fritas son amarillas</text:p>
          </table:table-cell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SUM([Ocurrencias.B2:.B14])" office:value-type="float" office:value="20" calcext:value-type="float">
            <text:p>20</text:p>
          </table:table-cell>
          <table:table-cell table:formula="of:=SUM([Ocurrencias.C2:.C14]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  <table:table-cell/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&amp; Ex-cucumber.(T) &amp;&amp; Ex-cuboid.(T) </text:p>
          </table:table-cell>
          <table:table-cell office:value-type="float" office:value="98" calcext:value-type="float">
            <text:p>98</text:p>
          </table:table-cell>
          <table:table-cell table:formula="of:=([Ocurrencias.B18]/SUM([Ocurrencias.B18:.B57]))*100" office:value-type="float" office:value="14.5185185185185" calcext:value-type="float">
            <text:p>14.518518518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&amp; Ex-cucumber.(T) &amp;&amp; Ex-cuboid.(T) </text:p>
          </table:table-cell>
          <table:table-cell office:value-type="float" office:value="92" calcext:value-type="float">
            <text:p>92</text:p>
          </table:table-cell>
          <table:table-cell table:formula="of:=([Ocurrencias.B19]/SUM([Ocurrencias.B18:.B57]))*100" office:value-type="float" office:value="13.6296296296296" calcext:value-type="float">
            <text:p>13.629629629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&amp; Ex-rectangle.(T) &amp;&amp; Ex-cucumber.(T) &amp;&amp; Ex-cuboid.(T) </text:p>
          </table:table-cell>
          <table:table-cell office:value-type="float" office:value="70" calcext:value-type="float">
            <text:p>70</text:p>
          </table:table-cell>
          <table:table-cell table:formula="of:=([Ocurrencias.B20]/SUM([Ocurrencias.B18:.B57]))*100" office:value-type="float" office:value="10.3703703703704" calcext:value-type="float">
            <text:p>10.370370370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&amp; Ex-ball.(T) &amp;&amp; Ex-rectangle.(T) &amp;&amp; Ex-cucumber.(T) &amp;&amp; Ex-cuboid.(T) </text:p>
          </table:table-cell>
          <table:table-cell office:value-type="float" office:value="68" calcext:value-type="float">
            <text:p>68</text:p>
          </table:table-cell>
          <table:table-cell table:formula="of:=([Ocurrencias.B21]/SUM(([Ocurrencias.B18:.B57])))*100" office:value-type="float" office:value="10.0740740740741" calcext:value-type="float">
            <text:p>10.074074074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&amp; Ex-ball.(T) &amp;&amp; Ex-rectangle.(T) &amp;&amp; Ex-cucumber.(T) &amp;&amp; Ex-cuboid.(T) </text:p>
          </table:table-cell>
          <table:table-cell office:value-type="float" office:value="55" calcext:value-type="float">
            <text:p>55</text:p>
          </table:table-cell>
          <table:table-cell table:formula="of:=([Ocurrencias.B22]/SUM(([Ocurrencias.B18:.B57])))*100" office:value-type="float" office:value="8.14814814814815" calcext:value-type="float">
            <text:p>8.148148148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cilinder.(T) &amp; Ex-orange.(T) &amp;&amp; Ex-cilinder.(T) &amp; Ex-green.(T) &amp;&amp; Ex-notcube.(T) &amp; Ex-blue.(T) &amp;&amp; Ex-ball.(T) &amp;&amp; Ex-rectangle.(T) &amp;&amp; Ex-cucumber.(T) &amp;&amp; Ex-cuboid.(T) </text:p>
          </table:table-cell>
          <table:table-cell office:value-type="float" office:value="45" calcext:value-type="float">
            <text:p>45</text:p>
          </table:table-cell>
          <table:table-cell table:formula="of:=([Ocurrencias.B23]/SUM(([Ocurrencias.B18:.B57])))*100" office:value-type="float" office:value="6.66666666666667" calcext:value-type="float">
            <text:p>6.666666666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&amp; Ex-rectangle.(T) &amp;&amp; Ex-cucumber.(T) &amp;&amp; Ex-cuboid.(T) </text:p>
          </table:table-cell>
          <table:table-cell office:value-type="float" office:value="40" calcext:value-type="float">
            <text:p>40</text:p>
          </table:table-cell>
          <table:table-cell table:formula="of:=([Ocurrencias.B24]/SUM(([Ocurrencias.B18:.B57])))*100" office:value-type="float" office:value="5.92592592592593" calcext:value-type="float">
            <text:p>5.9259259259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notcube.(T) &amp; Ex-orange.(T) &amp;&amp; Ex-cilinder.(T) &amp; Ex-green.(T) &amp;&amp; Ex-notcube.(T) &amp; Ex-blue.(T) &amp;&amp; Ex-ball.(T) &amp;&amp; Ex-rectangle.(T) &amp;&amp; Ex-cucumber.(T) &amp;&amp; Ex-cuboid.(T) </text:p>
          </table:table-cell>
          <table:table-cell office:value-type="float" office:value="40" calcext:value-type="float">
            <text:p>40</text:p>
          </table:table-cell>
          <table:table-cell table:formula="of:=([Ocurrencias.B25]/SUM(([Ocurrencias.B18:.B57])))*100" office:value-type="float" office:value="5.92592592592593" calcext:value-type="float">
            <text:p>5.9259259259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notcube.(T) &amp; Ex-blue.(T) &amp;&amp; Ex-ball.(T) &amp;&amp; Ex-rectangle.(T) &amp;&amp; Ex-cucumber.(T) &amp;&amp; Ex-cuboid.(T) </text:p>
          </table:table-cell>
          <table:table-cell office:value-type="float" office:value="25" calcext:value-type="float">
            <text:p>25</text:p>
          </table:table-cell>
          <table:table-cell table:formula="of:=([Ocurrencias.B26]/SUM(([Ocurrencias.B18:.B57])))*100" office:value-type="float" office:value="3.7037037037037" calcext:value-type="float">
            <text:p>3.703703703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24" calcext:value-type="float">
            <text:p>24</text:p>
          </table:table-cell>
          <table:table-cell table:formula="of:=([Ocurrencias.B27]/SUM(([Ocurrencias.B18:.B57])))*100" office:value-type="float" office:value="3.55555555555556" calcext:value-type="float">
            <text:p>3.555555555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cilinder.(T) &amp; Ex-orange.(T) &amp;&amp; Ex-cilinder.(T) &amp; Ex-green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18" calcext:value-type="float">
            <text:p>18</text:p>
          </table:table-cell>
          <table:table-cell table:formula="of:=([Ocurrencias.B28]/SUM(([Ocurrencias.B18:.B57])))*100" office:value-type="float" office:value="2.66666666666667" calcext:value-type="float">
            <text:p>2.666666666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-notcube.(T) &amp; Ex-orange.(T) &amp;&amp; Ex-cilinder.(T) &amp; Ex-green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17" calcext:value-type="float">
            <text:p>17</text:p>
          </table:table-cell>
          <table:table-cell table:formula="of:=([Ocurrencias.B29]/SUM(([Ocurrencias.B18:.B57])))*100" office:value-type="float" office:value="2.51851851851852" calcext:value-type="float">
            <text:p>2.51851851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triangle.(T) &amp;&amp; Ex-ball.(T) &amp;&amp; Ex-rectangle.(T) &amp;&amp; Ex-cucumber.(T) &amp;&amp; Ex-cuboid.(T) </text:p>
          </table:table-cell>
          <table:table-cell office:value-type="float" office:value="16" calcext:value-type="float">
            <text:p>16</text:p>
          </table:table-cell>
          <table:table-cell table:formula="of:=([Ocurrencias.B30]/SUM(([Ocurrencias.B18:.B57])))*100" office:value-type="float" office:value="2.37037037037037" calcext:value-type="float">
            <text:p>2.37037037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cilinder.(T) &amp; Ex-orange.(T) &amp;&amp; Ex-green.(T) &amp; Ex-cilinder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14" calcext:value-type="float">
            <text:p>14</text:p>
          </table:table-cell>
          <table:table-cell table:formula="of:=([Ocurrencias.B31]/SUM(([Ocurrencias.B18:.B57])))*100" office:value-type="float" office:value="2.07407407407407" calcext:value-type="float">
            <text:p>2.07407407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 Ex-notcube.(T) &amp;&amp; Ex-ball.(T) &amp;&amp; Ex-rectangle.(T) &amp;&amp; Ex-cucumber.(T) &amp;&amp; Ex-cuboid.(T) </text:p>
          </table:table-cell>
          <table:table-cell office:value-type="float" office:value="11" calcext:value-type="float">
            <text:p>11</text:p>
          </table:table-cell>
          <table:table-cell table:formula="of:=([Ocurrencias.B32]/SUM(([Ocurrencias.B18:.B57])))*100" office:value-type="float" office:value="1.62962962962963" calcext:value-type="float">
            <text:p>1.62962962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11" calcext:value-type="float">
            <text:p>11</text:p>
          </table:table-cell>
          <table:table-cell table:formula="of:=([Ocurrencias.B33]/SUM(([Ocurrencias.B18:.B57])))*100" office:value-type="float" office:value="1.62962962962963" calcext:value-type="float">
            <text:p>1.62962962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orange.(T) &amp; Ex-notcube.(T) &amp; Ex-notcube.(T) &amp;&amp; Ex-cilinder.(T) &amp; Ex-green.(T) &amp;&amp; Ex-notcube.(T) &amp; Ex-blue.(T) &amp;&amp; Ex-ball.(T) &amp;&amp; Ex-rectangle.(T) &amp;&amp; Ex-cucumber.(T) &amp;&amp; Ex-cuboid.(T) </text:p>
          </table:table-cell>
          <table:table-cell office:value-type="float" office:value="9" calcext:value-type="float">
            <text:p>9</text:p>
          </table:table-cell>
          <table:table-cell table:formula="of:=([Ocurrencias.B34]/SUM(([Ocurrencias.B18:.B57])))*100" office:value-type="float" office:value="1.33333333333333" calcext:value-type="float">
            <text:p>1.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8" calcext:value-type="float">
            <text:p>8</text:p>
          </table:table-cell>
          <table:table-cell table:formula="of:=([Ocurrencias.B35]/SUM(([Ocurrencias.B18:.B57])))*100" office:value-type="float" office:value="1.18518518518519" calcext:value-type="float">
            <text:p>1.18518518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orange.(T) &amp; Ex-cilinder.(T) &amp;&amp; Ex-cilinder.(T) &amp; Ex-green.(T) &amp;&amp; Ex-triangle.(T) &amp;&amp; Ex-ball.(T) &amp;&amp; Ex-rectangle.(T) &amp;&amp; Ex-cucumber.(T) &amp;&amp; Ex-cuboid.(T) </text:p>
          </table:table-cell>
          <table:table-cell office:value-type="float" office:value="7" calcext:value-type="float">
            <text:p>7</text:p>
          </table:table-cell>
          <table:table-cell table:formula="of:=([Ocurrencias.B36]/SUM(([Ocurrencias.B18:.B57])))*100" office:value-type="float" office:value="1.03703703703704" calcext:value-type="float">
            <text:p>1.0370370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orange.(T) &amp; Ex-notcube.(T) &amp; Ex-notcube.(T) &amp; Ex-notcube.(T) &amp;&amp; Ex-green.(T) &amp; Ex-cilinder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7" calcext:value-type="float">
            <text:p>7</text:p>
          </table:table-cell>
          <table:table-cell table:formula="of:=([Ocurrencias.B37]/SUM(([Ocurrencias.B18:.B57])))*100" office:value-type="float" office:value="1.03703703703704" calcext:value-type="float">
            <text:p>1.037037037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38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39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0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1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2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([Ocurrencias.B43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4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5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6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7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8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49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50]/SUM(([Ocurrencias.B18:.B57]))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51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52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53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54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55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56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Ocurrencias.B57]/SUM(([Ocurrencias.B18:.B57])))*1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Ocurrencias.C18:.C57])" office:value-type="float" office:value="100" calcext:value-type="float">
            <text:p>100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  <table:table-cell/>
        </table:table-row>
        <table:table-row table:style-name="ro2">
          <table:table-cell office:value-type="string" calcext:value-type="string">
            <text:p>Ex-notcube.(T)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</text:p>
          </table:table-cell>
          <table:table-cell/>
        </table:table-row>
      </table:table>
      <table:table table:name="Comparaciones" table:style-name="ta1"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icado [%]</text:p>
          </table:table-cell>
        </table:table-row>
        <table:table-row table:style-name="ro4">
          <table:table-cell office:value-type="string" calcext:value-type="string">
            <text:p>Todo lo que no son cubo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IN([.B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Los cilindros naranja y verdes, el triangulo azul, el rectangulo rojo, la bola roja, los pepinos verdes y el cuboide marron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MIN([.B3:.C3])"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 objetos verdes, rojos, negros, azules y naranj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IN([.B4: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5: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4" table:number-rows-repeated="2">
          <table:table-cell table:number-columns-repeated="6"/>
        </table:table-row>
        <table:table-row table:style-name="ro4" table:number-rows-repeated="3">
          <table:table-cell table:style-name="ce2"/>
          <table:table-cell table:number-columns-repeated="5"/>
        </table:table-row>
        <table:table-row table:style-name="ro4">
          <table:table-cell table:style-name="ce2"/>
          <table:table-cell table:number-columns-repeated="5"/>
        </table:table-row>
      </table:table>
      <table:table table:name="Sheet1_2" table:style-name="ta1">
        <table:table-column table:style-name="co9" table:default-cell-style-name="Default"/>
        <table:table-column table:style-name="co10" table:default-cell-style-name="Default"/>
        <table:table-row table:style-name="ro2" table:number-rows-repeated="20">
          <table:table-cell table:number-columns-repeated="2"/>
        </table:table-row>
        <table:table-row table:style-name="ro2">
          <table:table-cell office:value-type="string" calcext:value-type="string">
            <text:p>Ex-orange.(T) &amp; Ex-notcube.(T) &amp;&amp; Ex-green.(T) &amp; Ex-cilinder.(T) &amp;&amp; Ex-triangle.(T) &amp;&amp; Ex-ball.(T) &amp;&amp; Ex-rectangle.(T) &amp;&amp; Ex-cucumber.(T) &amp;&amp; Ex-cuboid.(T) 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blue.(T) &amp; Ex-notcube.(T) &amp; Ex-notcube.(T) &amp;&amp; Ex-ball.(T) &amp;&amp; Ex-rectangle.(T) &amp;&amp; Ex-cucumber.(T) &amp;&amp; Ex-cuboid.(T) 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&amp; Ex-cucumber.(T) &amp;&amp; Ex-cuboid.(T) &amp; Ex-notcube.(T) &amp; Ex-cuboid.(T) &amp; Ex-notcube.(T) 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blue.(T) &amp; Ex-notcube.(T) &amp;&amp; Ex-ball.(T) &amp;&amp; Ex-rectangle.(T) &amp;&amp; Ex-cucumber.(T) &amp;&amp; Ex-cuboid.(T) 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cilinder.(T) &amp; Ex-green.(T) &amp;&amp; Ex-triangle.(T) &amp;&amp; Ex-ball.(T) &amp;&amp; Ex-rectangle.(T) &amp;&amp; Ex-cucumber.(T) &amp;&amp; Ex-cuboid.(T) 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green.(T) &amp; Ex-cilinder.(T) &amp;&amp; Ex-triangle.(T) &amp;&amp; Ex-ball.(T) &amp;&amp; Ex-rectangle.(T) &amp;&amp; Ex-cucumber.(T) &amp;&amp; Ex-cuboid.(T) 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notcube.(T) &amp; Ex-blue.(T) &amp;&amp; Ex-ball.(T) &amp; Ex-notcube.(T) &amp; Ex-ball.(T) &amp; Ex-notcube.(T) &amp;&amp; Ex-rectangle.(T) &amp;&amp; Ex-cucumber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 Ex-notcube.(T) &amp; Ex-ball.(T) &amp; Ex-notcube.(T) &amp;&amp; Ex-rectangle.(T) &amp;&amp; Ex-cucumber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notcube.(T) &amp; Ex-blu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notcube.(T) &amp; Ex-blu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 Ex-notcube.(T) &amp; Ex-ball.(T) &amp; Ex-notcube.(T) &amp;&amp; Ex-rectangle.(T) &amp;&amp; Ex-cucumber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orange.(T) &amp; Ex-cilinder.(T) &amp;&amp; Ex-green.(T) &amp; Ex-cilinder.(T) &amp;&amp; Ex-notcube.(T) &amp; Ex-blue.(T) &amp;&amp; Ex-ball.(T) &amp;&amp; Ex-rectangle.(T) &amp;&amp; Ex-cucumber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orange.(T) &amp; Ex-cilinder.(T) &amp;&amp; Ex-green.(T) &amp; Ex-cilinder.(T) &amp;&amp; Ex-triangle.(T) &amp;&amp; Ex-ball.(T) &amp;&amp; Ex-rectangle.(T) &amp;&amp; Ex-cucumber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 Ex-notcube.(T) &amp;&amp; Ex-green.(T) &amp; Ex-cilinder.(T) &amp;&amp; Ex-notcube.(T) &amp; Ex-blue.(T) &amp;&amp; Ex-ball.(T) &amp;&amp; Ex-rectangle.(T) &amp;&amp; Ex-cucumber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triangle.(T) &amp;&amp; Ex-ball.(T) &amp; Ex-notcube.(T) &amp; Ex-ball.(T) &amp; Ex-notcube.(T) &amp;&amp; Ex-rectangle.(T) &amp;&amp; Ex-cucumber.(T) &amp;&amp; Ex-cuboid.(T)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blue.(T) &amp; Ex-notcube.(T) &amp; Ex-notcube.(T) &amp;&amp; Ex-ball.(T) &amp;&amp; Ex-rectangle.(T) &amp;&amp; Ex-cucumber.(T) &amp;&amp; Ex-cuboid.(T)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 Ex-notcube.(T) &amp; Ex-ball.(T) &amp; Ex-notcube.(T) &amp;&amp; Ex-rectangle.(T) &amp;&amp; Ex-cucumber.(T) &amp;&amp; Ex-cuboid.(T)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green.(T) &amp; Ex-cilinder.(T) &amp;&amp; Ex-notcube.(T) &amp; Ex-blue.(T) &amp;&amp; Ex-ball.(T) &amp;&amp; Ex-rectangle.(T) &amp;&amp; Ex-cucumber.(T) &amp;&amp; Ex-cuboid.(T)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 Ex-notcube.(T) &amp; Ex-cilinder.(T) &amp; Ex-green.(T) &amp; Ex-notcube.(T) &amp; Ex-cilinder.(T) &amp; Ex-notcube.(T) &amp;&amp; Ex-triangl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blue.(T) &amp; Ex-notcub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notcube.(T) &amp; Ex-blu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notcube.(T) &amp; Ex-blue.(T) &amp;&amp; Ex-ball.(T) &amp;&amp; Ex-rectangle.(T) &amp;&amp; Ex-cucumber.(T) &amp;&amp; Ex-cuboid.(T) &amp; Ex-notcube.(T) &amp; Ex-cuboid.(T) &amp; Ex-notcube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 Ex-notcube.(T) &amp; Ex-ball.(T) &amp; Ex-notcube.(T) &amp; Ex-ball.(T) &amp; Ex-notcube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&amp; Ex-rectangle.(T) &amp;&amp; Ex-cucumber.(T) &amp;&amp; Ex-cuboid.(T) &amp; Ex-notcube.(T) &amp; Ex-cuboid.(T) &amp; Ex-notcube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&amp; Ex-ball.(T) &amp;&amp; Ex-rectangle.(T) &amp;&amp; Ex-cucumber.(T) &amp;&amp; Ex-cuboid.(T) &amp; Ex-notcube.(T) &amp; Ex-cuboid.(T) &amp; Ex-notcube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notcube.(T) &amp; Ex-blue.(T) &amp;&amp; Ex-ball.(T) &amp; Ex-notcube.(T) &amp; Ex-ball.(T) &amp; Ex-notcube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&amp; Ex-ball.(T) &amp; Ex-notcube.(T) &amp; Ex-ball.(T) &amp; Ex-notcube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&amp; Ex-rectangle.(T) &amp; Ex-red.(T) &amp; Ex-notcube.(T) &amp; Ex-rectangle.(T) &amp; Ex-red.(T) &amp; Ex-notcube.(T) &amp; Ex-rectangle.(T) &amp; Ex-notcub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 Ex-notcube.(T) 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orange.(T) &amp; Ex-cilinder.(T) &amp;&amp; Ex-cilinder.(T) &amp; Ex-green.(T) &amp;&amp; Ex-notcube.(T) &amp; Ex-blu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 Ex-notcube.(T) &amp;&amp; Ex-cilinder.(T) &amp; Ex-green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 Ex-notcube.(T) &amp;&amp; Ex-green.(T) &amp; Ex-cilinder.(T) &amp;&amp; Ex-triangl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cilinder.(T) &amp; Ex-green.(T) &amp;&amp; Ex-triangl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cilinder.(T) &amp; Ex-green.(T) &amp;&amp; Ex-triangle.(T) &amp;&amp; Ex-ball.(T) &amp;&amp; Ex-rectangle.(T) &amp;&amp; Ex-cucumber.(T) &amp;&amp; Ex-cuboid.(T) &amp; Ex-notcube.(T) &amp; Ex-cuboid.(T) &amp; Ex-notcube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triangl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x-cilinder.(T) &amp; Ex-orange.(T) &amp; Ex-notcube.(T) &amp; Ex-cilinder.(T) &amp; Ex-orange.(T) &amp; Ex-notcube.(T) &amp; Ex-cilinder.(T) &amp; Ex-notcube.(T) &amp;&amp; Ex-cilinder.(T) &amp; Ex-green.(T) &amp;&amp; Ex-notcube.(T) &amp; Ex-blue.(T) &amp;&amp; Ex-ball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 Ex-notcube.(T) &amp; Ex-cilinder.(T) &amp; Ex-orange.(T) &amp; Ex-notcube.(T) &amp; Ex-cilinder.(T) &amp; Ex-notcube.(T) &amp;&amp; Ex-cilinder.(T) &amp; Ex-green.(T) &amp;&amp; Ex-triangle.(T) &amp;&amp; Ex-ball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blue.(T) &amp; Ex-notcube.(T) &amp; Ex-blue.(T) &amp; Ex-notcube.(T) &amp; Ex-notcube.(T) &amp;&amp; Ex-ball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notcube.(T) &amp; Ex-blue.(T) &amp;&amp; Ex-ball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 Ex-red.(T) &amp; Ex-notcube.(T) &amp; Ex-rectangle.(T) &amp; Ex-red.(T) &amp; Ex-notcube.(T) &amp; Ex-rectangle.(T) &amp; Ex-notcub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blue.(T) &amp; Ex-notcube.(T) &amp; Ex-notcube.(T) &amp;&amp; Ex-ball.(T) &amp; Ex-notcube.(T) &amp; Ex-ball.(T) &amp; Ex-notcube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&amp; Ex-rectangle.(T) &amp; Ex-notcube.(T) &amp; Ex-rectangle.(T) &amp; Ex-notcube.(T) &amp; Ex-rectangle.(T) &amp; Ex-notcub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notcube.(T) &amp; Ex-blue.(T) &amp;&amp; Ex-ball.(T) &amp;&amp; Ex-rectangle.(T) &amp;&amp; Ex-cucumber.(T) &amp;&amp; Ex-cuboid.(T) &amp; Ex-notcube.(T) &amp; Ex-cuboid.(T) &amp; Ex-notcube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&amp; Ex-ball.(T) &amp;&amp; Ex-rectangle.(T) &amp;&amp; Ex-cucumber.(T) &amp;&amp; Ex-cuboid.(T) &amp; Ex-notcube.(T) &amp; Ex-cuboid.(T) &amp; Ex-notcube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 Ex-blue.(T) &amp; Ex-notcube.(T) &amp; Ex-notcube.(T) &amp;&amp; Ex-ball.(T) &amp;&amp; Ex-rectangle.(T) &amp; Ex-notcube.(T) &amp; Ex-rectangle.(T) &amp; Ex-notcube.(T) &amp; Ex-rectangle.(T) &amp; Ex-notcub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&amp; Ex-ball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&amp; Ex-rectangle.(T) &amp;&amp; Ex-cucumber.(T) &amp;&amp; Ex-cuboid.(T) &amp; Ex-notcube.(T) &amp; Ex-cuboid.(T) &amp; Ex-notcube.(T) &amp; Ex-cuboid.(T) &amp; Ex-notcube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orange.(T) &amp; Ex-cilinder.(T) &amp;&amp; Ex-green.(T) &amp; Ex-cilinder.(T) &amp;&amp; Ex-blue.(T) &amp; Ex-notcube.(T) &amp;&amp; Ex-ball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blue.(T) &amp; Ex-notcube.(T) &amp; Ex-notcube.(T) &amp;&amp; Ex-ball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cilinder.(T) &amp; Ex-green.(T) &amp;&amp; Ex-notcube.(T) &amp; Ex-blue.(T) &amp;&amp; Ex-ball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green.(T) &amp; Ex-cilinder.(T) &amp;&amp; Ex-blue.(T) &amp; Ex-notcube.(T) &amp; Ex-notcube.(T) &amp; Ex-notcube.(T) &amp;&amp; Ex-ball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green.(T) &amp; Ex-cilinder.(T) &amp;&amp; Ex-notcube.(T) &amp; Ex-blue.(T) &amp;&amp; Ex-ball.(T) &amp;&amp; Ex-rectangle.(T) &amp; Ex-notcube.(T) &amp; Ex-rectangle.(T) &amp; Ex-notcube.(T) &amp; Ex-rectangle.(T) &amp; Ex-notcub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orange.(T) &amp; Ex-notcube.(T) &amp;&amp; Ex-green.(T) &amp; Ex-cilinder.(T) &amp;&amp; Ex-blue.(T) &amp; Ex-notcube.(T) &amp;&amp; Ex-ball.(T) &amp;&amp; Ex-rectangle.(T) &amp;&amp; Ex-cucumber.(T) &amp;&amp; Ex-cuboid.(T)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x-cilinder.(T) &amp; Ex-orange.(T) &amp; Ex-notcube.(T) &amp; Ex-cilinder.(T) &amp; Ex-orange.(T) &amp; Ex-notcube.(T) &amp; Ex-cilinder.(T) &amp; Ex-notcube.(T) &amp;&amp; Ex-cilinder.(T) &amp; Ex-green.(T) &amp;&amp; Ex-triangle.(T) &amp;&amp; Ex-ball.(T) &amp;&amp; Ex-rectangle.(T) &amp;&amp; Ex-cucumber.(T) &amp;&amp; Ex-cuboid.(T) &amp; Ex-notcube.(T) 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blue.(T) &amp; Ex-notcube.(T) &amp; Ex-notcub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blue.(T) &amp; Ex-notcube.(T) &amp;&amp; Ex-ball.(T) &amp;&amp; Ex-rectangle.(T) 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blue.(T) &amp; Ex-notcube.(T) &amp;&amp; Ex-ball.(T) &amp;&amp; Ex-rectangle.(T) &amp;&amp; Ex-cucumber.(T) &amp;&amp; Ex-cuboid.(T) 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notcube.(T) &amp; Ex-blue.(T) &amp;&amp; Ex-ball.(T) 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notcube.(T) &amp; Ex-blue.(T) &amp;&amp; Ex-ball.(T) &amp;&amp; Ex-rectangle.(T) &amp; Ex-notcube.(T) &amp; Ex-rectangle.(T) &amp; Ex-notcub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notcube.(T) &amp; Ex-blue.(T) &amp;&amp; Ex-ball.(T) &amp;&amp; Ex-rectangle.(T) &amp; Ex-red.(T) &amp; Ex-notcube.(T) &amp; Ex-rectangle.(T) &amp; Ex-red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 Ex-blu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 Ex-notcube.(T) &amp; Ex-triangle.(T) &amp; Ex-notcube.(T) &amp;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 Ex-notcube.(T) &amp; Ex-triangle.(T) &amp; Ex-notcub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 Ex-triangl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 Ex-red.(T) &amp; Ex-notcube.(T) &amp; Ex-ball.(T) &amp; Ex-red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 Ex-notcube.(T) &amp; Ex-rectangle.(T) &amp; Ex-notcube.(T) &amp;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 Ex-notcube.(T) &amp; Ex-rectangle.(T) &amp; Ex-notcub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&amp; Ex-cucumber.(T) &amp; Ex-notcube.(T) &amp; Ex-cucumber.(T) &amp; Ex-notcube.(T) &amp; Ex-cucumber.(T) &amp; Ex-notcube.(T) &amp;&amp; Ex-cuboid.(T) &amp; Ex-notcube.(T) 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&amp; Ex-cucumber.(T) &amp;&amp; Ex-cuboid.(T) 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cilinder.(T) &amp; Ex-green.(T) &amp;&amp; Ex-triangle.(T) &amp;&amp; Ex-ball.(T) &amp;&amp; Ex-rectangle.(T) &amp;&amp; Ex-cucumber.(T) &amp;&amp; Ex-cuboid.(T) &amp; Ex-notcube.(T) 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blue.(T) &amp; Ex-notcube.(T) &amp; Ex-blue.(T) &amp; Ex-notcube.(T) &amp; Ex-notcube.(T) &amp;&amp; Ex-ball.(T) &amp; Ex-notcube.(T) 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blue.(T) &amp; Ex-notcube.(T) &amp; Ex-blue.(T) &amp; Ex-notcube.(T) &amp; Ex-notcube.(T) &amp;&amp; Ex-ball.(T) &amp;&amp; Ex-rectangle.(T) &amp; Ex-notcube.(T) 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blue.(T) &amp; Ex-notcube.(T) &amp; Ex-notcub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&amp; Ex-rectangle.(T) &amp;&amp; Ex-cucumber.(T) &amp; Ex-green.(T) &amp; Ex-notcube.(T) &amp; Ex-cucumber.(T) &amp; Ex-green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notcube.(T) &amp; Ex-blue.(T) &amp;&amp; Ex-ball.(T) &amp;&amp; Ex-rectangle.(T) &amp;&amp; Ex-cucumber.(T) &amp;&amp; Ex-cuboid.(T) &amp; Ex-notcube.(T) 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 Ex-blu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 Ex-notcube.(T) 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 Ex-triangl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cilinder.(T) &amp; Ex-orange.(T) &amp;&amp; Ex-green.(T) &amp; Ex-cilinder.(T) &amp;&amp; Ex-triangle.(T) &amp;&amp; Ex-ball.(T) &amp;&amp; Ex-rectangle.(T) &amp; Ex-notcube.(T) &amp; Ex-rectangle.(T) &amp; Ex-notcub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blue.(T) &amp; Ex-notcube.(T) &amp; Ex-blue.(T) &amp; Ex-notcube.(T) &amp; Ex-notcube.(T) &amp;&amp; Ex-ball.(T) &amp; Ex-notcube.(T) &amp; Ex-ball.(T) &amp; Ex-notcube.(T) &amp; Ex-ball.(T) &amp; Ex-notcube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blue.(T) &amp; Ex-notcube.(T) &amp; Ex-blue.(T) &amp; Ex-notcube.(T) &amp; Ex-notcube.(T) &amp;&amp; Ex-ball.(T) &amp;&amp; Ex-rectangle.(T) &amp; Ex-notcube.(T) &amp; Ex-rectangle.(T) &amp; Ex-notcube.(T) &amp; Ex-rectangle.(T) &amp; Ex-notcube.(T) &amp;&amp; Ex-cucumber.(T) &amp; Ex-notcube.(T) 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blu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notcube.(T) &amp; Ex-blue.(T) &amp;&amp; Ex-ball.(T) &amp; Ex-notcube.(T) &amp; Ex-ball.(T) &amp; Ex-notcube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notcube.(T) &amp; Ex-blue.(T) &amp;&amp; Ex-ball.(T) &amp; Ex-notcube.(T) &amp; Ex-ball.(T) &amp; Ex-notcube.(T) &amp;&amp; Ex-rectangl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notcube.(T) &amp; Ex-blue.(T) &amp;&amp; Ex-ball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 Ex-notcube.(T) &amp; Ex-triangle.(T) &amp; Ex-notcub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&amp; Ex-ball.(T) &amp; Ex-notcube.(T) &amp; Ex-ball.(T) &amp; Ex-notcube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&amp; Ex-ball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cilinder.(T) &amp; Ex-green.(T) &amp;&amp; Ex-triangle.(T) &amp;&amp; Ex-ball.(T) &amp;&amp; Ex-rectangle.(T) &amp;&amp; Ex-cucumber.(T) &amp; Ex-notcube.(T) &amp; Ex-cucumber.(T) &amp; Ex-notcube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 Ex-notcub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 Ex-notcube.(T) &amp; Ex-notcube.(T) &amp;&amp; Ex-ball.(T) &amp;&amp; Ex-rectangle.(T) &amp;&amp; Ex-cucumber.(T) &amp;&amp; Ex-cuboid.(T) &amp; Ex-notcube.(T) 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 Ex-notcub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 Ex-notcub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blue.(T) &amp; Ex-notcube.(T) &amp; Ex-notcube.(T) &amp;&amp; Ex-ball.(T) &amp;&amp; Ex-rectangl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 Ex-notcube.(T) 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 Ex-red.(T) &amp; Ex-notcube.(T) &amp; Ex-ball.(T) &amp; Ex-red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&amp; Ex-rectangle.(T) &amp; Ex-notcube.(T) 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&amp; Ex-rectangle.(T) &amp;&amp; Ex-cucumber.(T) &amp; Ex-green.(T) &amp; Ex-notcube.(T) &amp; Ex-cucumber.(T) &amp; Ex-green.(T) &amp; Ex-notcube.(T) &amp; Ex-cucumber.(T) &amp; Ex-notcube.(T) &amp;&amp; Ex-cuboid.(T) &amp; Ex-notcube.(T) 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notcube.(T) &amp; Ex-blue.(T) &amp;&amp; Ex-ball.(T) &amp;&amp; Ex-rectangl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 Ex-blu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 Ex-blue.(T) &amp; Ex-notcube.(T) &amp; Ex-triangle.(T) &amp; Ex-notcube.(T) &amp;&amp; Ex-ball.(T) &amp;&amp; Ex-rectangl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 Ex-notcube.(T) &amp; Ex-triangle.(T) &amp; Ex-notcube.(T) &amp; Ex-triangle.(T) &amp; Ex-notcube.(T) &amp;&amp; Ex-ball.(T) &amp; Ex-notcube.(T) 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 Ex-notcube.(T) &amp; Ex-triangle.(T) &amp; Ex-notcube.(T) &amp;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 Ex-notcube.(T) &amp; Ex-triangle.(T) &amp; Ex-notcub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 Ex-notcube.(T) 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 Ex-rectangle.(T) &amp;&amp; Ex-cucumber.(T) 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 Ex-red.(T) &amp; Ex-notcube.(T) &amp; Ex-rectangle.(T) &amp; Ex-red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&amp; Ex-cucumber.(T) &amp; Ex-green.(T) &amp; Ex-notcube.(T) &amp; Ex-cucumber.(T) &amp; Ex-green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notcube.(T) &amp; Ex-orange.(T) &amp;&amp; Ex-green.(T) &amp; Ex-cilinder.(T) &amp;&amp; Ex-triangle.(T) &amp;&amp; Ex-ball.(T) &amp;&amp; Ex-rectangl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 Ex-notcube.(T) &amp; Ex-cilinder.(T) &amp; Ex-notcube.(T) &amp;&amp; Ex-cilinder.(T) &amp; Ex-green.(T) &amp;&amp; Ex-triangle.(T) &amp;&amp; Ex-ball.(T) &amp;&amp; Ex-rectangle.(T) &amp;&amp; Ex-cucumber.(T) &amp; Ex-notcube.(T) &amp; Ex-cucumber.(T) &amp; Ex-notcube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cilinder.(T) &amp; Ex-green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cilinder.(T) &amp; Ex-green.(T) &amp;&amp; Ex-blue.(T) &amp; Ex-notcube.(T) &amp; Ex-notcub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cilinder.(T) &amp; Ex-green.(T) &amp;&amp; Ex-blue.(T) &amp; Ex-notcube.(T) &amp;&amp; Ex-ball.(T) &amp;&amp; Ex-rectangle.(T) &amp; Ex-red.(T) &amp; Ex-rectangle.(T) &amp; Ex-red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cilinder.(T) &amp; Ex-green.(T) &amp;&amp; Ex-blu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cilinder.(T) &amp; Ex-green.(T) &amp;&amp; Ex-triangle.(T) &amp; Ex-triangl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cilinder.(T) &amp; Ex-green.(T) &amp;&amp; Ex-triangle.(T) &amp;&amp; Ex-ball.(T) 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cilinder.(T) &amp; Ex-green.(T) &amp;&amp; Ex-triangle.(T) &amp;&amp; Ex-ball.(T) &amp;&amp; Ex-rectangle.(T) 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green.(T) &amp; Ex-cilinder.(T) &amp;&amp; Ex-blue.(T) &amp; Ex-notcube.(T) &amp; Ex-blue.(T) &amp; Ex-notcube.(T) &amp; Ex-notcube.(T) &amp;&amp; Ex-ball.(T) &amp;&amp; Ex-rectangle.(T) &amp; Ex-notcube.(T) 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green.(T) &amp; Ex-cilinder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cilinder.(T) &amp;&amp; Ex-green.(T) &amp; Ex-cilinder.(T) &amp;&amp; Ex-notcube.(T) &amp; Ex-blue.(T) &amp;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 Ex-notcube.(T) &amp;&amp; Ex-cilinder.(T) &amp; Ex-green.(T) &amp;&amp; Ex-triangl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 Ex-notcube.(T) &amp;&amp; Ex-green.(T) &amp; Ex-cilinder.(T) &amp;&amp; Ex-blue.(T) &amp; Ex-notcube.(T) &amp; Ex-blue.(T) &amp; Ex-notcube.(T) &amp; Ex-notcube.(T) &amp;&amp; Ex-ball.(T) &amp;&amp; Ex-rectangle.(T) &amp; Ex-notcube.(T) 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 Ex-notcube.(T) &amp;&amp; Ex-green.(T) &amp; Ex-cilinder.(T) &amp;&amp; Ex-notcube.(T) &amp; Ex-blue.(T) &amp;&amp; Ex-ball.(T) &amp; Ex-notcube.(T) 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cilinder.(T) &amp; Ex-green.(T) &amp;&amp; Ex-notcube.(T) &amp; Ex-blue.(T) &amp;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cilinder.(T) &amp; Ex-green.(T) &amp;&amp; Ex-notcube.(T) &amp; Ex-blu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cilinder.(T) &amp; Ex-green.(T) &amp;&amp; Ex-notcube.(T) &amp; Ex-blu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cilinder.(T) &amp; Ex-green.(T) &amp;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cilinder.(T) &amp; Ex-green.(T) &amp;&amp; Ex-triangle.(T) &amp;&amp; Ex-ball.(T) &amp;&amp; Ex-rectangle.(T) &amp;&amp; Ex-cucumber.(T) &amp; Ex-notcube.(T) &amp; Ex-cucumber.(T) &amp; Ex-notcube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notcube.(T) &amp; Ex-blu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notcube.(T) &amp; Ex-blue.(T) &amp;&amp; Ex-ball.(T) &amp;&amp; Ex-rectangle.(T) &amp;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triangle.(T) &amp; Ex-notcube.(T) &amp; Ex-triangle.(T) &amp; Ex-notcub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triangle.(T) &amp;&amp; Ex-ball.(T) &amp;&amp; Ex-rectangle.(T) &amp; Ex-notcube.(T) &amp; Ex-rectangle.(T) &amp; Ex-notcub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notcube.(T) &amp;&amp; Ex-green.(T) &amp; Ex-cilinder.(T) &amp;&amp; Ex-triangle.(T) &amp;&amp; Ex-ball.(T) &amp;&amp; Ex-rectangle.(T) &amp;&amp; Ex-cucumber.(T) &amp;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cilinder.(T) &amp; Ex-green.(T) &amp;&amp; Ex-blue.(T) &amp; Ex-notcube.(T) &amp; Ex-blue.(T) &amp; Ex-notcub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cilinder.(T) &amp; Ex-green.(T) &amp;&amp; Ex-blue.(T) &amp; Ex-notcube.(T) &amp; Ex-notcub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cilinder.(T) &amp; Ex-green.(T) &amp;&amp; Ex-notcube.(T) &amp; Ex-blue.(T) &amp;&amp; Ex-ball.(T) &amp;&amp; Ex-rectangle.(T) &amp;&amp; Ex-cucumber.(T) &amp;&amp; Ex-cuboid.(T) &amp; Ex-notcube.(T) &amp; Ex-cuboid.(T) &amp; Ex-notcube.(T) &amp; Ex-cuboid.(T) &amp; Ex-notcube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cilinder.(T) &amp; Ex-green.(T) &amp;&amp; Ex-triangle.(T) &amp;&amp; Ex-ball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green.(T) &amp; Ex-cilinder.(T) &amp;&amp; Ex-notcube.(T) &amp; Ex-blue.(T) &amp;&amp; Ex-ball.(T) &amp; Ex-notcube.(T) &amp; Ex-ball.(T) &amp; Ex-notcube.(T) &amp; Ex-ball.(T) &amp; Ex-notcube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green.(T) &amp; Ex-cilinder.(T) &amp;&amp; Ex-notcube.(T) &amp; Ex-blue.(T) &amp;&amp; Ex-ball.(T) &amp;&amp; Ex-rectangle.(T) &amp;&amp; Ex-cucumber.(T) &amp; Ex-notcube.(T) &amp; Ex-cucumber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green.(T) &amp; Ex-cilinder.(T) &amp;&amp; Ex-triangle.(T) &amp; Ex-notcube.(T) &amp; Ex-triangle.(T) &amp; Ex-notcube.(T) &amp; Ex-triangle.(T) &amp; Ex-notcub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 Ex-orange.(T) &amp; Ex-notcube.(T) &amp; Ex-notcube.(T) &amp;&amp; Ex-green.(T) &amp; Ex-cilinder.(T) &amp;&amp; Ex-triangle.(T) &amp;&amp; Ex-ball.(T) &amp;&amp; Ex-rectangle.(T) &amp;&amp; Ex-cucumber.(T) &amp; Ex-green.(T) &amp; Ex-notcube.(T) &amp; Ex-cucumber.(T) &amp; Ex-green.(T) &amp; Ex-notcube.(T) &amp; Ex-cucumber.(T) &amp; Ex-notcube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&amp; Ex-cilinder.(T) &amp; Ex-green.(T) &amp;&amp; Ex-notcube.(T) &amp; Ex-blu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&amp; Ex-cilinder.(T) &amp; Ex-green.(T) &amp;&amp; Ex-triangle.(T) &amp; Ex-triangl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&amp; Ex-green.(T) &amp; Ex-cilinder.(T) &amp;&amp; Ex-blue.(T) &amp; Ex-notcube.(T) &amp;&amp; Ex-ball.(T) &amp;&amp; Ex-rectangle.(T) 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&amp; Ex-green.(T) &amp; Ex-cilinder.(T) &amp;&amp; Ex-notcube.(T) &amp; Ex-blue.(T) &amp;&amp; Ex-ball.(T) &amp;&amp; Ex-rectangle.(T) &amp;&amp; Ex-cucumber.(T) &amp; Ex-green.(T) &amp; Ex-cucumber.(T) &amp; Ex-green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&amp; Ex-green.(T) &amp; Ex-cilinder.(T) &amp;&amp; Ex-notcube.(T) &amp; Ex-blue.(T) &amp;&amp; Ex-ball.(T) &amp;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&amp; Ex-green.(T) &amp; Ex-cilinder.(T) &amp;&amp; Ex-triangle.(T) &amp;&amp; Ex-ball.(T) &amp;&amp; Ex-rectangle.(T) &amp; Ex-rectangle.(T) &amp;&amp; Ex-cucumber.(T) &amp;&amp; Ex-cuboid.(T)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-orange.(T) &amp; Ex-notcube.(T) &amp;&amp; Ex-green.(T) &amp; Ex-cilinder.(T) &amp;&amp; Ex-triangle.(T) &amp;&amp; Ex-ball.(T) &amp;&amp; Ex-rectangle.(T) &amp;&amp; Ex-cucumber.(T) &amp;&amp; Ex-cuboid.(T) &amp; Ex-cuboid.(T) 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1_2.A1:Sheet1_2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2:53:16.232167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2:55:13.704455756</dc:date>
    <meta:editing-duration>PT4H9M31S</meta:editing-duration>
    <meta:editing-cycles>27</meta:editing-cycles>
    <meta:generator>LibreOffice/4.2.8.2$Linux_X86_64 LibreOffice_project/420m0$Build-2</meta:generator>
    <meta:document-statistic meta:table-count="3" meta:cell-count="508" meta:object-count="0"/>
  </office:meta>
</office:document-meta>
</file>